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fo:break-before="page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1ff93e" officeooo:paragraph-rsid="0000ffee"/>
    </style:style>
    <style:style style:name="P2" style:family="paragraph" style:parent-style-name="Table_20_Contents">
      <style:paragraph-properties fo:text-align="start" style:justify-single-word="false"/>
      <style:text-properties officeooo:rsid="0020129a" officeooo:paragraph-rsid="0000ffee"/>
    </style:style>
    <style:style style:name="P3" style:family="paragraph" style:parent-style-name="Frame_20_contents">
      <style:paragraph-properties fo:text-align="start" style:justify-single-word="false"/>
      <style:text-properties officeooo:rsid="0015dcaa" officeooo:paragraph-rsid="003548bf"/>
    </style:style>
    <style:style style:name="P4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5" style:family="paragraph" style:parent-style-name="Frame_20_contents">
      <style:paragraph-properties fo:text-align="start" style:justify-single-word="false"/>
      <style:text-properties officeooo:rsid="0015dcaa" officeooo:paragraph-rsid="00265e5d"/>
    </style:style>
    <style:style style:name="P6" style:family="paragraph" style:parent-style-name="Frame_20_contents">
      <style:paragraph-properties fo:text-align="start" style:justify-single-word="false"/>
      <style:text-properties officeooo:rsid="0015dcaa" officeooo:paragraph-rsid="0026c241"/>
    </style:style>
    <style:style style:name="P7" style:family="paragraph" style:parent-style-name="Frame_20_contents">
      <style:paragraph-properties fo:text-align="start" style:justify-single-word="false"/>
      <style:text-properties officeooo:rsid="0015dcaa" officeooo:paragraph-rsid="0033260b"/>
    </style:style>
    <style:style style:name="P8" style:family="paragraph" style:parent-style-name="Frame_20_contents">
      <style:paragraph-properties fo:text-align="start" style:justify-single-word="false"/>
      <style:text-properties officeooo:rsid="0015dcaa" officeooo:paragraph-rsid="003391c3"/>
    </style:style>
    <style:style style:name="P9" style:family="paragraph" style:parent-style-name="Frame_20_contents">
      <style:paragraph-properties fo:text-align="start" style:justify-single-word="false"/>
      <style:text-properties officeooo:rsid="0015dcaa" officeooo:paragraph-rsid="002b4992"/>
    </style:style>
    <style:style style:name="P10" style:family="paragraph" style:parent-style-name="Frame_20_contents">
      <style:paragraph-properties fo:text-align="start" style:justify-single-word="false"/>
      <style:text-properties officeooo:rsid="0015dcaa" officeooo:paragraph-rsid="00e84486"/>
    </style:style>
    <style:style style:name="P11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12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13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14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P15" style:family="paragraph" style:parent-style-name="Standard">
      <style:paragraph-properties fo:text-align="start" style:justify-single-word="false"/>
      <style:text-properties officeooo:rsid="001c2ba6" officeooo:paragraph-rsid="0000ffee"/>
    </style:style>
    <style:style style:name="P16" style:family="paragraph" style:parent-style-name="Standard">
      <style:paragraph-properties fo:text-align="start" style:justify-single-word="false"/>
      <style:text-properties officeooo:rsid="001c2ba6" officeooo:paragraph-rsid="00d45ea4"/>
    </style:style>
    <style:style style:name="P17" style:family="paragraph" style:parent-style-name="Standard">
      <style:paragraph-properties fo:text-align="start" style:justify-single-word="false"/>
      <style:text-properties officeooo:rsid="001c2ba6" officeooo:paragraph-rsid="00d4a5d1"/>
    </style:style>
    <style:style style:name="P18" style:family="paragraph" style:parent-style-name="Standard">
      <style:paragraph-properties fo:text-align="start" style:justify-single-word="false"/>
      <style:text-properties officeooo:rsid="000f4191" officeooo:paragraph-rsid="0000ffee"/>
    </style:style>
    <style:style style:name="P19" style:family="paragraph" style:parent-style-name="Standard">
      <style:paragraph-properties fo:text-align="center" style:justify-single-word="false"/>
      <style:text-properties officeooo:rsid="000f4191" officeooo:paragraph-rsid="0000ffee"/>
    </style:style>
    <style:style style:name="P20" style:family="paragraph" style:parent-style-name="Standard">
      <style:paragraph-properties fo:text-align="start" style:justify-single-word="false" fo:break-before="page"/>
      <style:text-properties officeooo:rsid="001c2ba6" officeooo:paragraph-rsid="0000ffee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0f9704" officeooo:paragraph-rsid="0000ffee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0189e" officeooo:paragraph-rsid="0000ffee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18e0f" officeooo:paragraph-rsid="0000ffee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2a127" officeooo:paragraph-rsid="0000ffee"/>
    </style:style>
    <style:style style:name="T1" style:family="text">
      <style:text-properties officeooo:rsid="0012a127"/>
    </style:style>
    <style:style style:name="T2" style:family="text">
      <style:text-properties officeooo:rsid="002c0382"/>
    </style:style>
    <style:style style:name="T3" style:family="text">
      <style:text-properties officeooo:rsid="001b63b8"/>
    </style:style>
    <style:style style:name="T4" style:family="text">
      <style:text-properties officeooo:rsid="000f9704"/>
    </style:style>
    <style:style style:name="T5" style:family="text">
      <style:text-properties officeooo:rsid="00265e5d"/>
    </style:style>
    <style:style style:name="T6" style:family="text">
      <style:text-properties officeooo:rsid="0010189e"/>
    </style:style>
    <style:style style:name="T7" style:family="text">
      <style:text-properties officeooo:rsid="0027c45d"/>
    </style:style>
    <style:style style:name="T8" style:family="text">
      <style:text-properties officeooo:rsid="002d2681"/>
    </style:style>
    <style:style style:name="T9" style:family="text">
      <style:text-properties officeooo:rsid="00ab5714"/>
    </style:style>
    <style:style style:name="T10" style:family="text">
      <style:text-properties officeooo:rsid="00e1015b"/>
    </style:style>
    <style:style style:name="T11" style:family="text">
      <style:text-properties officeooo:rsid="00e2647f"/>
    </style:style>
    <style:style style:name="T12" style:family="text">
      <style:text-properties officeooo:rsid="00e570dc"/>
    </style:style>
    <style:style style:name="T13" style:family="text">
      <style:text-properties officeooo:rsid="00e75e56"/>
    </style:style>
    <style:style style:name="T14" style:family="text">
      <style:text-properties officeooo:rsid="00e84486"/>
    </style:style>
    <style:style style:name="T15" style:family="text">
      <style:text-properties officeooo:rsid="00e9cc70"/>
    </style:style>
    <style:style style:name="T16" style:family="text">
      <style:text-properties officeooo:rsid="00edd24c"/>
    </style:style>
    <style:style style:name="T17" style:family="text">
      <style:text-properties officeooo:rsid="00f36da9"/>
    </style:style>
    <style:style style:name="fr1" style:family="graphic" style:parent-style-name="Frame">
      <style:graphic-properties style:vertical-pos="top" style:vertical-rel="baseline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cta de la <text:span text:style-name="T17">doceaba</text:span> reunión del TFG</text:p>
      <text:p text:style-name="P18"/>
      <text:p text:style-name="P18"><text:span text:style-name="T2">Orden</text:span> del día:</text:p>
      <text:list xml:id="list1963866823" text:style-name="L1">
        <text:list-item>
          <text:p text:style-name="P21">Comprobación del progreso de la <text:span text:style-name="T10">onceaba</text:span> iteración.</text:p>
        </text:list-item>
        <text:list-item>
          <text:p text:style-name="P22">Definición de la <text:span text:style-name="T10">doceaba </text:span>iteración.</text:p>
        </text:list-item>
        <text:list-item>
          <text:p text:style-name="P23">Análisis de las actividades, riesgos y aspectos pertinentes de la <text:span text:style-name="T10">doceaba</text:span> iteración.</text:p>
        </text:list-item>
        <text:list-item>
          <text:p text:style-name="P24">Acciones a realizar.</text:p>
        </text:list-item>
        <text:list-item>
          <text:p text:style-name="P24">Ruegos y preguntas.</text:p>
        </text:list-item>
        <text:list-item>
          <text:p text:style-name="P24">Acuerdo de la realización de la próxima reunión.</text:p>
        </text:list-item>
      </text:list>
      <text:p text:style-name="P15"/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1">Versión</text:p>
          </table:table-cell>
          <table:table-cell table:style-name="ControlDeVersiones.A1" office:value-type="string">
            <text:p text:style-name="P1">Descripción</text:p>
          </table:table-cell>
          <table:table-cell table:style-name="ControlDeVersiones.C1" office:value-type="string">
            <text:p text:style-name="P1">Fecha</text:p>
          </table:table-cell>
        </table:table-row>
        <table:table-row>
          <table:table-cell table:style-name="ControlDeVersiones.A2" office:value-type="string">
            <text:p text:style-name="P1">1.0</text:p>
          </table:table-cell>
          <table:table-cell table:style-name="ControlDeVersiones.A2" office:value-type="string">
            <text:p text:style-name="P1">Versión inicial, definidos los puntos a tratar de la reunión.</text:p>
          </table:table-cell>
          <table:table-cell table:style-name="ControlDeVersiones.C2" office:value-type="string">
            <text:p text:style-name="P2"><text:span text:style-name="T11">07</text:span>/<text:span text:style-name="T11">01</text:span>/201<text:span text:style-name="T11">8</text:span></text:p>
          </table:table-cell>
        </table:table-row>
      </table:table>
      <text:p text:style-name="P15"/>
      <text:p text:style-name="P20"><draw:frame draw:style-name="fr1" draw:name="Frame5" text:anchor-type="as-char" svg:width="17.59cm" style:rel-width="100%" draw:z-index="1"><draw:text-box fo:min-height="0.499cm"><text:p text:style-name="P5">Título: <text:span text:style-name="T4">Comprobación del progreso de la onceabas iteración.</text:span></text:p><text:p text:style-name="P4">Descripción: <text:span text:style-name="T5">¿Se han completado los requisitos? ¿Funciona? ¿Se puede decir que se ha terminado?</text:span></text:p><text:p text:style-name="P4">Resolución: <text:span text:style-name="T12">Se han completado todos los objetivos de la anterior iteración.</text:span></text:p></draw:text-box></draw:frame></text:p>
      <text:p text:style-name="P16"><draw:frame draw:style-name="fr1" draw:name="Frame6" text:anchor-type="as-char" svg:width="17.59cm" style:rel-width="100%" draw:z-index="2"><draw:text-box fo:min-height="0.499cm"><text:p text:style-name="P6">Título: <text:span text:style-name="T6">Definición de la doceaba iteración.</text:span></text:p><text:p text:style-name="P4">Descripción: <text:span text:style-name="T7">Pensar en objetivos, actividades y acciones a realizar</text:span></text:p><text:p text:style-name="P4">Resolución: <text:span text:style-name="T13">Arreglar la selección y cancelación de selección y iniciar el sistema de comunicación con el servidor.</text:span></text:p></draw:text-box></draw:frame></text:p>
      <text:p text:style-name="P17"><draw:frame draw:style-name="fr1" draw:name="Frame1" text:anchor-type="as-char" svg:width="17.59cm" style:rel-width="100%" draw:z-index="3"><draw:text-box fo:min-height="0.499cm"><text:p text:style-name="P11">Identificado<text:span text:style-name="T3">r:12A-001</text:span></text:p><text:p text:style-name="P10">Título: <text:span text:style-name="T13">Arreglar la selección y cancelación de selección</text:span></text:p><text:p text:style-name="P4">Descripción: <text:span text:style-name="T14">Actualmente, la unidad seleccionada podrá moverse y atacar, pero no se podrá seleccionar otra unidad si se mueve y después quiere atacarse, imposibilitando que la unidad pueda atacar.</text:span></text:p><text:p text:style-name="P12">Duración: </text:p><text:p text:style-name="P13">Subactividades: </text:p><text:p text:style-name="P14">Riesgos asociados: </text:p></draw:text-box></draw:frame><draw:frame draw:style-name="fr1" draw:name="Frame2" text:anchor-type="as-char" svg:width="17.59cm" style:rel-width="100%" draw:z-index="4"><draw:text-box fo:min-height="0.499cm"><text:p text:style-name="P11">Identificado<text:span text:style-name="T3">r:12A-002</text:span></text:p><text:p text:style-name="P10">Título: <text:span text:style-name="T15">Iniciar el sistema de comunicación con el servidor</text:span></text:p><text:p text:style-name="P4">Descripción: <text:span text:style-name="T15">Se iniciará un servidor, que guardará el estado de la partida jugada.</text:span></text:p><text:p text:style-name="P12">Duración: </text:p><text:p text:style-name="P13">Subactividades: </text:p><text:p text:style-name="P14">Riesgos asociados: </text:p></draw:text-box></draw:frame><draw:frame draw:style-name="fr1" draw:name="Frame9" text:anchor-type="as-char" svg:width="17.59cm" style:rel-width="100%" draw:z-index="6"><draw:text-box fo:min-height="0.499cm"><text:p text:style-name="P7">Título:<text:span text:style-name="T1">Acciones a realizar.</text:span></text:p><text:p text:style-name="P4">Descripción:</text:p><text:p text:style-name="P9">Resolución: <text:span text:style-name="T16">Ignacio se encarga de 12A-002, María se encarga de la tarea 12A-001.</text:span></text:p></draw:text-box></draw:frame></text:p>
      <text:p text:style-name="P15"><draw:frame draw:style-name="fr1" draw:name="Frame10" text:anchor-type="as-char" svg:width="17.59cm" style:rel-width="100%" draw:z-index="5"><draw:text-box fo:min-height="0.499cm"><text:p text:style-name="P8">Título:<text:span text:style-name="T1">Ruegos y preguntas.</text:span></text:p><text:p text:style-name="P4">Descripción:</text:p><text:p text:style-name="P4">Resolución:</text:p></draw:text-box></draw:frame></text:p>
      <text:p text:style-name="P15"><draw:frame draw:style-name="fr1" draw:name="Frame11" text:anchor-type="as-char" svg:width="17.59cm" style:rel-width="100%" draw:z-index="0"><draw:text-box fo:min-height="0.499cm"><text:p text:style-name="P3">Título:<text:span text:style-name="T1">Acuerdo de la realización de la próxima reunión.</text:span></text:p><text:p text:style-name="P4">Descripción:</text:p><text:p text:style-name="P4">Resolución: <text:span text:style-name="T8">Domingo a las 17:0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2:00:35.422024750</meta:creation-date>
    <dc:date>2018-01-14T11:26:08.102933807</dc:date>
    <meta:editing-duration>PT2H34M53S</meta:editing-duration>
    <meta:editing-cycles>209</meta:editing-cycles>
    <meta:generator>LibreOffice/5.3.7.2.0$Linux_X86_64 LibreOffice_project/30m0$Build-2</meta:generator>
    <meta:document-statistic meta:table-count="1" meta:image-count="0" meta:object-count="0" meta:page-count="3" meta:paragraph-count="46" meta:word-count="239" meta:character-count="1650" meta:non-whitespace-character-count="1452"/>
  </office:meta>
</office:document-meta>
</file>